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>
      <style:paragraph-properties fo:margin-top="0in" fo:margin-bottom="0.1598in" style:contextual-spacing="false"/>
      <style:text-properties style:font-name="Lato" fo:background-color="#ffff0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you want to use grep without regard to the capitalization of text, you can use the option:</text:p>
      <text:p text:style-name="P13">-i</text:p>
      <text:p text:style-name="P1">-t</text:p>
      <text:p text:style-name="P1">-r</text:p>
      <text:p text:style-name="P1">-v</text:p>
      <text:p text:style-name="P1">Question 2</text:p>
      <text:p text:style-name="P1">The regular expression a* is equivalent to:</text:p>
      <text:p text:style-name="P1">a{1}</text:p>
      <text:p text:style-name="P1">a{0,1}</text:p>
      <text:p text:style-name="P13">a{0,}</text:p>
      <text:p text:style-name="P1">a{1,}</text:p>
      <text:p text:style-name="P1">Question 3</text:p>
      <text:p text:style-name="P1">The regular expression a+ is equivalent to:</text:p>
      <text:p text:style-name="P1">a{0,1}</text:p>
      <text:p text:style-name="P1">a{1}</text:p>
      <text:p text:style-name="P13">a{1,}</text:p>
      <text:p text:style-name="P1">a{0,}</text:p>
      <text:p text:style-name="P1">Question 4</text:p>
      <text:p text:style-name="P1">To use extended regular expressions, you can use:</text:p>
      <text:p text:style-name="P1">(choose two)</text:p>
      <text:p text:style-name="P1">grep -e</text:p>
      <text:p text:style-name="P1">fgrep</text:p>
      <text:p text:style-name="P13">grep -E</text:p>
      <text:p text:style-name="P13">egrep</text:p>
      <text:p text:style-name="P1">Question 5</text:p>
      <text:p text:style-name="P1">To use regular expression characters to match themselves, you cannot:</text:p>
      <text:p text:style-name="P13">Use the slash in front of the character</text:p>
      <text:p text:style-name="P1">Put the character in the square brackets</text:p>
      <text:p text:style-name="P1">Use the fgrep command</text:p>
      <text:p text:style-name="P1"><text:soft-page-break/>Use the backslash in front of the character</text:p>
      <text:p text:style-name="P1">Question 6</text:p>
      <text:p text:style-name="P1">What is not a purpose of using parentheses around parts of a regular expression?</text:p>
      <text:p text:style-name="P1">They can be used to group characters for repetition</text:p>
      <text:p text:style-name="P13">They can be used to change the order that the pattern is evaluating</text:p>
      <text:p text:style-name="P1">They can be used to refer back to what was matched</text:p>
      <text:p text:style-name="P1">They can be used to make alternation more efficient</text:p>
      <text:p text:style-name="P1">Question 7</text:p>
      <text:p text:style-name="P1">Which of the following regular expression characters is an extended regular expression character?</text:p>
      <text:p text:style-name="P13">+</text:p>
      <text:p text:style-name="P1">.</text:p>
      <text:p text:style-name="P1">$</text:p>
      <text:p text:style-name="P1">*</text:p>
      <text:p text:style-name="P1">Question 8</text:p>
      <text:p text:style-name="P1">Which option for the grep command will invert the pattern matching results?</text:p>
      <text:p text:style-name="P13">-v</text:p>
      <text:p text:style-name="P1">-r</text:p>
      <text:p text:style-name="P1">-o</text:p>
      <text:p text:style-name="P1">-i</text:p>
      <text:p text:style-name="P1">Question 9</text:p>
      <text:p text:style-name="P1">Which regular expression character matches one or more of the previous character?</text:p>
      <text:p text:style-name="P13">+</text:p>
      <text:p text:style-name="P1">*</text:p>
      <text:p text:style-name="P1">$</text:p>
      <text:p text:style-name="P1">-</text:p>
      <text:p text:style-name="P1">Question 10</text:p>
      <text:p text:style-name="P1">Which regular expression character matches zero or more of the previous character?</text:p>
      <text:p text:style-name="P1">.</text:p>
      <text:p text:style-name="P1">?</text:p>
      <text:p text:style-name="P13">*</text:p>
      <text:p text:style-name="P1"><text:soft-page-break/>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1-11-07T18:59:07.638502330</dc:date>
    <meta:editing-duration>PT11M19S</meta:editing-duration>
    <meta:editing-cycles>7</meta:editing-cycles>
    <meta:generator>LibreOffice/7.1.6.2.0$Linux_X86_64 LibreOffice_project/10$Build-2</meta:generator>
    <meta:document-statistic meta:table-count="0" meta:image-count="0" meta:object-count="0" meta:page-count="3" meta:paragraph-count="61" meta:word-count="238" meta:character-count="1279" meta:non-whitespace-character-count="1102"/>
  </office:meta>
</office:document-meta>
</file>